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text-properties officeooo:rsid="001864e6" officeooo:paragraph-rsid="001864e6"/>
    </style:style>
    <style:style style:name="P2" style:family="paragraph" style:parent-style-name="Standard">
      <style:text-properties officeooo:rsid="001a3f37" officeooo:paragraph-rsid="001a3f37"/>
    </style:style>
    <style:style style:name="T1" style:family="text">
      <style:text-properties officeooo:rsid="0018b2a3"/>
    </style:style>
    <style:style style:name="T2" style:family="text">
      <style:text-properties officeooo:rsid="0021207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ssai Schur <text:span text:style-name="T2">is </text:span>a Russian mathematician born on January 10, 1875 in Mogilev. <text:span text:style-name="T1">At 19 Schur attended the University of Berlin where his teacher Frobenius greatly influenced and direct his doctoral studies. During 1903 he obtain his doctorate then became a lecturer for his University two years later. <text:s/>During the next 28 years Shurs held a professorship in mathematics at the University of Bonn, built his famous school in Berlin and elected to the Prussian Academy. He was known for his work on number theory, analysis and representation theory in groups. During and after 1933 Germany made Schurs life difficult as he wasnt pure German despite living majority of his life there. After 6 years of torment, Schur left Germany for Palestine, where he later died two years later, in 1941 at the old age of 66.</text:span></text:p>
      <text:p text:style-name="P1"/>
      <text:p text:style-name="P2">Issai Schur quick summary, early life school, death</text:p>
      <text:p text:style-name="P2"/>
      <text:p text:style-name="P2">School life and his works in detail</text:p>
      <text:p text:style-name="P2"/>
      <text:p text:style-name="P2">if enough space general life coolit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ＭＳ 明朝" style:font-size-asian="10.5pt" style:language-asian="ja" style:country-asian="JP"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ＭＳ 明朝" style:font-size-asian="10.5pt" style:language-asian="ja" style:country-asian="JP"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ゴシック" style:font-family-asian="'ＭＳ ゴシック'"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17T12:50:29.280000000</meta:creation-date>
    <dc:date>2021-10-17T17:41:25.834000000</dc:date>
    <meta:editing-duration>PT54M12S</meta:editing-duration>
    <meta:editing-cycles>3</meta:editing-cycles>
    <meta:generator>LibreOffice/6.2.0.3$Windows_X86_64 LibreOffice_project/98c6a8a1c6c7b144ce3cc729e34964b47ce25d62</meta:generator>
    <meta:document-statistic meta:table-count="0" meta:image-count="0" meta:object-count="0" meta:page-count="1" meta:paragraph-count="4" meta:word-count="158" meta:character-count="928" meta:non-whitespace-character-count="773"/>
  </office:meta>
</office:document-meta>
</file>